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 parse_code and parse_bod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ile fo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4"/>
          <table:table-cell office:value-type="string" calcext:value-type="string">
            <text:p>support for flags and enums</text:p>
          </table:table-cell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move get_c_ty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_table → module_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__tmp → t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ow for , at end of li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ow for implicit voi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etter error messages when Cannot find any functions named 'gt'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ace &lt;&gt;&gt;=&lt;= with single function c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5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2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1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0:14:37.6537054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6-04T12:02:05.229924567</dc:date>
    <meta:editing-duration>P43DT11H16M25S</meta:editing-duration>
    <meta:editing-cycles>31</meta:editing-cycles>
    <meta:generator>LibreOffice/24.2.3.2$Linux_X86_64 LibreOffice_project/420$Build-2</meta:generator>
    <meta:document-statistic meta:table-count="5" meta:cell-count="60" meta:object-count="0"/>
  </office:meta>
</office:document-meta>
</file>